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9E00000043A69045E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Albany AMT" svg:font-family="'Albany AMT'" style:font-family-generic="system" style:font-pitch="variable"/>
  </office:font-face-decls>
  <office:automatic-styles>
    <style:style style:name="Tabella1" style:family="table" style:master-page-name="HTML">
      <style:table-properties style:width="18.002cm" style:rel-width="100%" style:page-number="0" table:align="left"/>
    </style:style>
    <style:style style:name="Tabella1.A" style:family="table-column">
      <style:table-column-properties style:column-width="8.707cm" style:rel-column-width="4936*"/>
    </style:style>
    <style:style style:name="Tabella1.B" style:family="table-column">
      <style:table-column-properties style:column-width="9.294cm" style:rel-column-width="5269*"/>
    </style:style>
    <style:style style:name="Tabella1.A1" style:family="table-cell">
      <style:table-cell-properties fo:padding="0.049cm" fo:border="none"/>
    </style:style>
    <style:style style:name="Tabella1.A2" style:family="table-cell">
      <style:table-cell-properties style:vertical-align="middle" fo:padding="0.049cm" fo:border="none"/>
    </style:style>
    <style:style style:name="Tabella1.A3" style:family="table-cell">
      <style:table-cell-properties style:vertical-align="bottom" fo:padding="0.049cm" fo:border="none"/>
    </style:style>
    <style:style style:name="Tabella2" style:family="table">
      <style:table-properties style:width="18.002cm" style:rel-width="100%" table:align="left"/>
    </style:style>
    <style:style style:name="Tabella2.A" style:family="table-column">
      <style:table-column-properties style:column-width="18.002cm" style:rel-column-width="65535*"/>
    </style:style>
    <style:style style:name="Tabella2.A1" style:family="table-cell">
      <style:table-cell-properties style:vertical-align="middle" fo:padding="0.049cm" fo:border="0.035cm solid #808080"/>
    </style:style>
    <style:style style:name="Tabella3" style:family="table">
      <style:table-properties style:width="18.002cm" style:rel-width="100%" table:align="left"/>
    </style:style>
    <style:style style:name="Tabella3.A" style:family="table-column">
      <style:table-column-properties style:column-width="8.703cm" style:rel-column-width="4934*"/>
    </style:style>
    <style:style style:name="Tabella3.B" style:family="table-column">
      <style:table-column-properties style:column-width="9.297cm" style:rel-column-width="5271*"/>
    </style:style>
    <style:style style:name="Tabella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10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bold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2"><text:line-break/><text:span text:style-name="T1">Spett.</text:span> <text:line-break/><text:span text:style-name="T1">%%contactname%%</text:span> <text:line-break/><text:span text:style-name="T1">%%address%%</text:span> <text:line-break/><text:span text:style-name="T1">%%zip%% %%city%% %%prov%%</text:span></text:p>
          </table:table-cell>
        </table:table-row>
        <table:table-row>
          <table:table-cell table:style-name="Tabella1.A2" office:value-type="string">
            <text:p text:style-name="Table_20_Contents"><text:line-break/><text:span text:style-name="T1">Da: %%docowner%%</text:span></text:p>
          </table:table-cell>
          <table:table-cell table:style-name="Tabella1.A2" office:value-type="string">
            <text:p text:style-name="Table_20_Contents"><text:line-break/><text:span text:style-name="T1">A: %%subcontactname%%</text:span></text:p>
          </table:table-cell>
        </table:table-row>
        <table:table-row>
          <table:table-cell table:style-name="Tabella1.A3" office:value-type="string">
            <text:p text:style-name="Table_20_Contents"><text:line-break/>%%sendmode%%</text:p>
          </table:table-cell>
          <table:table-cell table:style-name="Tabella1.A3" office:value-type="string">
            <text:p text:style-name="P3">Ref. %%docid%%</text:p>
          </table:table-cell>
        </table:table-row>
      </table:table>
      <text:p text:style-name="Text_20_body"><text:line-break/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">Subject: %%subject%%</text:p>
          </table:table-cell>
        </table:table-row>
      </table:table>
      <text:p text:style-name="Text_20_body"><text:line-break/></text:p>
      <text:p text:style-name="Text_20_body">Best Regards.</text:p>
      <text:p text:style-name="Text_20_body">City, %%docissue%% 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Table_20_Contents"><text:span text:style-name="T1">Your Company name. </text:span><text:line-break/><text:span text:style-name="T1">%%function%%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it" fo:country="IT" style:font-name-asian="Albany AMT" style:font-size-asian="12pt" style:language-asian="it" style:country-asian="IT" style:font-name-complex="Albany AMT" style:font-size-complex="12pt" style:language-complex="it" style:country-complex="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06cm" fo:margin-left="1.499cm" fo:margin-right="1.499cm" style:shadow="none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588cm" fo:margin-left="0cm" fo:margin-right="0cm" fo:margin-bottom="0.101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  <style:master-page style:name="HTML" style:page-layout-name="pm2" style:next-style-name="Standard">
      <style:header>
        <text:p text:style-name="Header"><draw:frame draw:style-name="fr1" draw:name="immagini1" text:anchor-type="paragraph" svg:y="0cm" svg:width="17.727cm" svg:height="1.349cm" draw:z-index="0"><draw:image xlink:href="Pictures/100002000000029E00000043A69045ED.gif" xlink:type="simple" xlink:show="embed" xlink:actuate="onLoad"/></draw:frame></text:p>
      </style:header>
    </style:master-page>
    <style:master-page style:name="Endnote" style:page-layout-name="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IGTemplate</dc:title>
    <meta:creation-date>2007-02-15T09:54:27</meta:creation-date>
    <dc:date>2007-02-15T16:53:57</dc:date>
    <dc:language>it-IT</dc:language>
    <meta:editing-cycles>2</meta:editing-cycles>
    <meta:editing-duration>PT4M3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1" meta:word-count="23" meta:character-count="216"/>
  </office:meta>
</office:document-meta>
</file>